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40.9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 table:number-rows-repeated="1047771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745:Sheet1.B1048576 Sheet1.B1:Sheet1.B370 Sheet1.B372:Sheet1.B378 Sheet1.B392:Sheet1.B464 Sheet1.B476:Sheet1.B506 Sheet1.B511:Sheet1.B558 Sheet1.B577:Sheet1.B616 Sheet1.B665:Sheet1.B719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07:37:40.502118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01T07:50:08.310962880</dc:date>
    <meta:generator>LibreOffice/6.0.7.3$Linux_X86_64 LibreOffice_project/00m0$Build-3</meta:generator>
    <meta:editing-duration>PT2H48M49S</meta:editing-duration>
    <meta:editing-cycles>43</meta:editing-cycles>
    <meta:document-statistic meta:table-count="1" meta:cell-count="8554" meta:object-count="0"/>
    <meta:user-defined meta:name="AppVersion">16.0300</meta:user-defined>
    <meta:user-defined meta:name="Company">University Libraries</meta:user-defined>
  </office:meta>
</office:document-meta>
</file>